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90192" officeooo:paragraph-rsid="00190192"/>
    </style:style>
    <style:style style:name="P2" style:family="paragraph" style:parent-style-name="Text_20_body">
      <style:text-properties officeooo:paragraph-rsid="00190192"/>
    </style:style>
    <style:style style:name="P3" style:family="paragraph" style:parent-style-name="Text_20_body">
      <style:text-properties officeooo:rsid="001a7a96" officeooo:paragraph-rsid="001d5587"/>
    </style:style>
    <style:style style:name="P4" style:family="paragraph" style:parent-style-name="Text_20_body">
      <style:text-properties officeooo:rsid="001fad46" officeooo:paragraph-rsid="001fad46"/>
    </style:style>
    <style:style style:name="P5" style:family="paragraph" style:parent-style-name="Text_20_body">
      <style:text-properties officeooo:rsid="0024ba3a" officeooo:paragraph-rsid="0024ba3a"/>
    </style:style>
    <style:style style:name="P6" style:family="paragraph" style:parent-style-name="Heading_20_2">
      <style:text-properties officeooo:paragraph-rsid="00190192"/>
    </style:style>
    <style:style style:name="P7" style:family="paragraph" style:parent-style-name="Heading_20_2">
      <style:text-properties officeooo:rsid="00190192" officeooo:paragraph-rsid="00190192"/>
    </style:style>
    <style:style style:name="P8" style:family="paragraph" style:parent-style-name="Heading_20_2">
      <style:text-properties officeooo:rsid="0025da17" officeooo:paragraph-rsid="0025da17"/>
    </style:style>
    <style:style style:name="P9" style:family="paragraph" style:parent-style-name="Text_20_body">
      <style:text-properties officeooo:rsid="0025da17" officeooo:paragraph-rsid="0025da17"/>
    </style:style>
    <style:style style:name="T1" style:family="text">
      <style:text-properties officeooo:rsid="00190192"/>
    </style:style>
    <style:style style:name="T2" style:family="text">
      <style:text-properties officeooo:rsid="001c467f"/>
    </style:style>
    <style:style style:name="T3" style:family="text">
      <style:text-properties officeooo:rsid="00219c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inchillaCam Project Diary</text:h>
      <text:p text:style-name="P1">Brad Needham, @bneedhamia on Twitter<text:line-break/>Begun December 20, 2016</text:p>
      <text:h text:style-name="P6" text:outline-level="2">Summary</text:h>
      <text:p text:style-name="P1">This is [will be] a Raspberry Pi webcam to use as a sort of Game Cam: to capture pictures of the elusive animals that live under our porch. From fleeting sightings, tracks in snow, and one dead chinchilla, we suspect they're chinchillas, descended from escapees from a chinchilla ranch that was in North Plains in the 1940s.</text:p>
      <text:h text:style-name="P7" text:outline-level="2">Status</text:h>
      <text:p text:style-name="P2"><text:s/><text:span text:style-name="T1">Just starting. I have the pi and camera module.</text:span></text:p>
      <text:h text:style-name="P8" text:outline-level="2">December 29, 2016 – installing OpenCV</text:h>
      <text:p text:style-name="P9">Following instructions at TODO FILL IN for installing OpenCV on the Pi. I got to the make of OpenCV and (after a couple hours of being unattended) found the Pi was unresponsive. Did a make clean and decided to start again tomorrow.</text:p>
      <text:h text:style-name="P7" text:outline-level="2">December 20, 2016 – configuring the Pi and camera module</text:h>
      <text:p text:style-name="P3">I have a Raspberry Pi 3 and Camera Module for it. <text:s/>I've configured Pi's before, so I don't expect any surprises. <text:span text:style-name="T2">Formatted the Pi SD Card using SDFormatter, </text:span><text:a xlink:type="simple" xlink:href="https://www.sdcard.org/downloads/formatter_4/" text:style-name="Internet_20_link" text:visited-style-name="Visited_20_Internet_20_Link"><text:span text:style-name="T2">https://www.sdcard.org/downloads/formatter_4/</text:span></text:a><text:span text:style-name="T2">, with Quick Format and Format Size Adjustment on. Downloaded Noobs zip from </text:span><text:a xlink:type="simple" xlink:href="https://www.raspberrypi.org/downloads/noobs/" text:style-name="Internet_20_link" text:visited-style-name="Visited_20_Internet_20_Link"><text:span text:style-name="T2">https://www.raspberrypi.org/downloads/noobs/</text:span></text:a></text:p>
      <text:p text:style-name="P4">Had trouble recognizing the SD card on my Ubuntu machine. Rebooting with the card in the slot seemed to work, but then I saw errors when copying the unzipped Noobs files. <text:span text:style-name="T3">Wound up doing the Noobs copy on Windows. In looking for an answer, I found a few references to some Ubuntu issue with high-density SD cards (though I hadn't seen that problem happen the last time I did this Pi creation process). Worked fine on Windows.</text:span></text:p>
      <text:p text:style-name="P5">Configured the Pi; updated the notes in piconfig.txt for the specifics of the camera. Enabled the camera. Ran the camera preview code on <text:a xlink:type="simple" xlink:href="https://www.raspberrypi.org/learning/getting-started-with-picamera/worksheet/" text:style-name="Internet_20_link" text:visited-style-name="Visited_20_Internet_20_Link">https://www.raspberrypi.org/learning/getting-started-with-picamera/worksheet/</text:a> - it worked the first time!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M31S</meta:editing-duration>
    <meta:editing-cycles>8</meta:editing-cycles>
    <meta:generator>LibreOffice/4.3.3.2$Linux_ARM_EABI LibreOffice_project/430m0$Build-2</meta:generator>
    <dc:date>2016-12-29T20:49:54.989241912</dc:date>
    <meta:document-statistic meta:table-count="0" meta:image-count="0" meta:object-count="0" meta:page-count="1" meta:paragraph-count="12" meta:word-count="285" meta:character-count="1785" meta:non-whitespace-character-count="1508"/>
    <meta:user-defined meta:name="Info 1"/>
    <meta:user-defined meta:name="Info 2"/>
    <meta:user-defined meta:name="Info 3"/>
    <meta:user-defined meta:name="Info 4"/>
  </office:meta>
</office:document-meta>
</file>